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27cm" fo:margin-left="0.22cm" fo:margin-top="0cm" fo:margin-bottom="0cm" table:align="left" style:writing-mode="lr-tb"/>
    </style:style>
    <style:style style:name="Table1.A" style:family="table-column">
      <style:table-column-properties style:column-width="4.087cm"/>
    </style:style>
    <style:style style:name="Table1.B" style:family="table-column">
      <style:table-column-properties style:column-width="3.671cm"/>
    </style:style>
    <style:style style:name="Table1.C" style:family="table-column">
      <style:table-column-properties style:column-width="5.353cm"/>
    </style:style>
    <style:style style:name="Table1.D" style:family="table-column">
      <style:table-column-properties style:column-width="4.015cm"/>
    </style:style>
    <style:style style:name="Table1.1" style:family="table-row">
      <style:table-row-properties style:keep-together="true" fo:keep-together="auto"/>
    </style:style>
    <style:style style:name="Table1.A1" style:family="table-cell">
      <style:table-cell-properties style:vertical-align="middle" fo:background-color="#ffffff" fo:padding-left="0.018cm" fo:padding-right="0.018cm" fo:padding-top="0cm" fo:padding-bottom="0cm" fo:border-left="0.009cm solid #000001" fo:border-right="none" fo:border-top="0.009cm solid #000001" fo:border-bottom="0.009cm solid #000001">
        <style:background-image/>
      </style:table-cell-properties>
    </style:style>
    <style:style style:name="Table1.D1" style:family="table-cell">
      <style:table-cell-properties style:vertical-align="middle" fo:background-color="#ffffff" fo:padding-left="0.018cm" fo:padding-right="0.018cm" fo:padding-top="0cm" fo:padding-bottom="0cm" fo:border="0.009cm solid #000001">
        <style:background-image/>
      </style:table-cell-properties>
    </style:style>
    <style:style style:name="Table1.A2" style:family="table-cell">
      <style:table-cell-properties fo:background-color="#ffffff" fo:padding-left="0.018cm" fo:padding-right="0.018cm" fo:padding-top="0cm" fo:padding-bottom="0cm" fo:border-left="0.009cm solid #000001" fo:border-right="none" fo:border-top="none" fo:border-bottom="0.009cm solid #000001">
        <style:background-image/>
      </style:table-cell-properties>
    </style:style>
    <style:style style:name="Table1.D2" style:family="table-cell">
      <style:table-cell-properties fo:background-color="#ffffff" fo:padding-left="0.018cm" fo:padding-right="0.018cm" fo:padding-top="0cm" fo:padding-bottom="0cm" fo:border-left="0.009cm solid #000001" fo:border-right="0.009cm solid #000001" fo:border-top="none" fo:border-bottom="0.009cm solid #000001">
        <style:background-image/>
      </style:table-cell-properties>
    </style:style>
    <style:style style:name="P1" style:family="paragraph" style:parent-style-name="Standard">
      <style:paragraph-properties fo:line-height="115%" fo:text-align="justify" style:justify-single-word="false"/>
      <style:text-properties fo:color="#00000a" style:text-position="sub 58%" style:font-name="Calibri Light" style:font-name-asian="Times New Roman1" style:font-name-complex="Times New Roman1"/>
    </style:style>
    <style:style style:name="P2" style:family="paragraph" style:parent-style-name="Standard">
      <style:paragraph-properties fo:line-height="115%" fo:text-align="justify" style:justify-single-word="false"/>
      <style:text-properties fo:color="#00000a" style:text-position="sub 58%" style:font-name="Calibri Light" style:text-underline-style="solid" style:text-underline-width="auto" style:text-underline-color="font-color" fo:font-weight="bold" style:font-name-asian="Times New Roman1" style:font-weight-asian="bold" style:font-name-complex="Times New Roman1"/>
    </style:style>
    <style:style style:name="P3" style:family="paragraph" style:parent-style-name="Standard">
      <style:paragraph-properties fo:margin-left="1.27cm" fo:margin-right="0cm" fo:line-height="115%" fo:text-align="justify" style:justify-single-word="false" fo:text-indent="-0.635cm" style:auto-text-indent="false"/>
      <style:text-properties fo:color="#00000a" style:text-position="sub 58%" style:font-name="Calibri Light" style:font-name-asian="Times New Roman1" style:font-name-complex="Times New Roman1"/>
    </style:style>
    <style:style style:name="P4" style:family="paragraph" style:parent-style-name="Table_20_Contents">
      <style:paragraph-properties fo:line-height="115%" fo:text-align="justify" style:justify-single-word="false"/>
    </style:style>
    <style:style style:name="P5" style:family="paragraph" style:parent-style-name="Table_20_Contents">
      <style:paragraph-properties fo:line-height="115%" fo:text-align="justify" style:justify-single-word="false">
        <style:tab-stops>
          <style:tab-stop style:position="1.767cm" style:type="center"/>
        </style:tab-stops>
      </style:paragraph-properties>
    </style:style>
    <style:style style:name="P6" style:family="paragraph" style:parent-style-name="Table_20_Contents">
      <style:paragraph-properties fo:line-height="115%" fo:text-align="justify" style:justify-single-word="false">
        <style:tab-stops>
          <style:tab-stop style:position="5.9cm"/>
        </style:tab-stops>
      </style:paragraph-properties>
    </style:style>
    <style:style style:name="P7" style:family="paragraph" style:parent-style-name="Table_20_Contents">
      <style:paragraph-properties fo:line-height="115%" fo:text-align="justify" style:justify-single-word="false"/>
      <style:text-properties style:font-name="Calibri Light" style:font-name-asian="Times New Roman1" style:font-name-complex="Times New Roman1"/>
    </style:style>
    <style:style style:name="P8" style:family="paragraph" style:parent-style-name="Table_20_Contents">
      <style:paragraph-properties fo:line-height="115%" fo:text-align="justify" style:justify-single-word="false"/>
      <style:text-properties style:font-name="Calibri Light" fo:font-weight="bold" style:font-name-asian="Times New Roman1" style:font-weight-asian="bold" style:font-name-complex="Times New Roman1"/>
    </style:style>
    <style:style style:name="P9" style:family="paragraph" style:parent-style-name="Table_20_Contents" style:master-page-name="Standard">
      <style:paragraph-properties fo:line-height="115%" fo:text-align="justify" style:justify-single-word="false" style:page-number="auto"/>
    </style:style>
    <style:style style:name="T1" style:family="text">
      <style:text-properties style:font-name="Calibri Light" style:font-name-asian="Times New Roman1" style:font-name-complex="Times New Roman1"/>
    </style:style>
    <style:style style:name="T2" style:family="text">
      <style:text-properties style:font-name="Calibri Light" fo:font-weight="bold" style:font-name-asian="Times New Roman1" style:font-weight-asian="bold" style:font-name-complex="Times New Roman1"/>
    </style:style>
    <style:style style:name="T3" style:family="text">
      <style:text-properties style:font-name="Calibri Light" fo:font-weight="bold" style:font-name-asian="Times New Roman1" style:font-weight-asian="bold" style:font-name-complex="Times New Roman1" style:font-weight-complex="bold"/>
    </style:style>
    <style:style style:name="T4" style:family="text">
      <style:text-properties style:font-name="Calibri Light" style:text-underline-style="solid" style:text-underline-width="auto" style:text-underline-color="font-color" fo:font-weight="bold" style:font-name-asian="Times New Roman1" style:font-weight-asian="bold" style:font-name-complex="Times New Roman1"/>
    </style:style>
    <style:style style:name="T5" style:family="text">
      <style:text-properties style:text-position="super 58%" style:font-name="Calibri Light"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Name: <text:s/>Kishore Kunal</text:span></text:p>
      <text:p text:style-name="P4"><text:span text:style-name="T1">E-mail: kishorekunal014340014@gmail.com </text:span></text:p>
      <text:p text:style-name="P4"><text:span text:style-name="T1">Phone No: <text:s/>+91-740677743541114 </text:span></text:p>
      <text:p text:style-name="P7"/>
      <text:p text:style-name="P7"/>
      <text:p text:style-name="P4"><text:span text:style-name="T2">OBJECTIVE</text:span></text:p>
      <text:p text:style-name="P7"/>
      <text:p text:style-name="P4"><text:span text:style-name="T1">Quest to work in a professional atmosphere that enables me to cope with the emerging skills and technologies .Passionate to learn and improve my self on a consistent basis.</text:span></text:p>
      <text:p text:style-name="P7"/>
      <text:p text:style-name="P4"><text:span text:style-name="T2">SUMMARY</text:span></text:p>
      <text:p text:style-name="P7"/>
      <text:p text:style-name="P4"><text:span text:style-name="T1">Worked as SSE at Infosys Ltd</text:span></text:p>
      <text:p text:style-name="P4"><text:span text:style-name="T1">Working as senior developer in TCS</text:span></text:p>
      <text:p text:style-name="P4"><text:span text:style-name="T1">Have 7 years of experience in JAVA/J2EE Application development and maintenance</text:span></text:p>
      <text:p text:style-name="P4"><text:span text:style-name="T1">Undergone certified training for 6 months at Infosys in Java/J2EE</text:span></text:p>
      <text:p text:style-name="P4"><text:span text:style-name="T1">STAR certified Infoscion (STAR abbreviated form of Savvy, Team working, Articulate and Responsible for organizing a training program for soft skills anchored by the Infosys Leadership Institute)</text:span></text:p>
      <text:p text:style-name="P4"><text:span text:style-name="T1">Flexible to work in any kind of environment</text:span></text:p>
      <text:p text:style-name="P4"><text:span text:style-name="T1">Deep desire to learn and constantly upgrade my skills</text:span></text:p>
      <text:p text:style-name="P4"><text:span text:style-name="T1">Very good communication skills</text:span></text:p>
      <text:p text:style-name="P3"/>
      <text:p text:style-name="P2"/>
      <text:p text:style-name="P4"><text:span text:style-name="T2">ACADEMIC DETAIL</text:span></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text:span text:style-name="T3">LEVEL</text:span></text:p>
          </table:table-cell>
          <table:table-cell table:style-name="Table1.A1" office:value-type="string">
            <text:p text:style-name="P4"><text:span text:style-name="T3">YEAR</text:span></text:p>
          </table:table-cell>
          <table:table-cell table:style-name="Table1.A1" office:value-type="string">
            <text:p text:style-name="P4"><text:span text:style-name="T3">COLLEGE/UNIVERSITY</text:span></text:p>
          </table:table-cell>
          <table:table-cell table:style-name="Table1.D1" office:value-type="string">
            <text:p text:style-name="P4"><text:span text:style-name="T3">GPA/MARKS(%age)</text:span></text:p>
          </table:table-cell>
        </table:table-row>
        <table:table-row table:style-name="Table1.1">
          <table:table-cell table:style-name="Table1.A2" office:value-type="string">
            <text:p text:style-name="P4"><text:span text:style-name="T1">B.Tech (CSE)</text:span></text:p>
          </table:table-cell>
          <table:table-cell table:style-name="Table1.A2" office:value-type="string">
            <text:p text:style-name="P4"><text:span text:style-name="T1">2006-2010</text:span></text:p>
          </table:table-cell>
          <table:table-cell table:style-name="Table1.A2" office:value-type="string">
            <text:p text:style-name="P4"><text:span text:style-name="T1">CEB (B.P.U.T)</text:span></text:p>
          </table:table-cell>
          <table:table-cell table:style-name="Table1.D2" office:value-type="string">
            <text:p text:style-name="P4"><text:span text:style-name="T1">63</text:span></text:p>
          </table:table-cell>
        </table:table-row>
        <table:table-row table:style-name="Table1.1">
          <table:table-cell table:style-name="Table1.A2" office:value-type="string">
            <text:p text:style-name="P4"><text:span text:style-name="T1">12</text:span><text:span text:style-name="T5">th</text:span></text:p>
          </table:table-cell>
          <table:table-cell table:style-name="Table1.A2" office:value-type="string">
            <text:p text:style-name="P4"><text:span text:style-name="T1">2005</text:span></text:p>
          </table:table-cell>
          <table:table-cell table:style-name="Table1.A2" office:value-type="string">
            <text:p text:style-name="P4"><text:span text:style-name="T1">Rajendra Vidyalaya (ISC)</text:span></text:p>
          </table:table-cell>
          <table:table-cell table:style-name="Table1.D2" office:value-type="string">
            <text:p text:style-name="P4"><text:span text:style-name="T1">66.7</text:span></text:p>
          </table:table-cell>
        </table:table-row>
        <table:table-row table:style-name="Table1.1">
          <table:table-cell table:style-name="Table1.A2" office:value-type="string">
            <text:p text:style-name="P4"><text:span text:style-name="T1">10</text:span><text:span text:style-name="T5">th</text:span></text:p>
          </table:table-cell>
          <table:table-cell table:style-name="Table1.A2" office:value-type="string">
            <text:p text:style-name="P4"><text:span text:style-name="T1">2003</text:span></text:p>
          </table:table-cell>
          <table:table-cell table:style-name="Table1.A2" office:value-type="string">
            <text:p text:style-name="P4"><text:span text:style-name="T1">Rajendra Vidyalaya (ICSE)</text:span></text:p>
          </table:table-cell>
          <table:table-cell table:style-name="Table1.D2" office:value-type="string">
            <text:p text:style-name="P5"><text:span text:style-name="T1">86<text:tab/></text:span></text:p>
          </table:table-cell>
        </table:table-row>
      </table:table>
      <text:p text:style-name="P1"/>
      <text:p text:style-name="P1"/>
      <text:p text:style-name="P4"><text:span text:style-name="T2">EXPERTISE</text:span></text:p>
      <text:p text:style-name="P7"/>
      <text:p text:style-name="P4"><text:span text:style-name="T1">Operating Systems <text:s text:c="29"/>-<text:tab/>windows, Linux</text:span></text:p>
      <text:p text:style-name="P4"><text:span text:style-name="T1">Languages <text:s text:c="43"/>-<text:tab/> JAVA and J2EE</text:span></text:p>
      <text:p text:style-name="P4"><text:span text:style-name="T1">Framework <text:s text:c="42"/>- <text:s/>Spring Framework, Hibernate, REST Web Services, Microservices </text:span><text:bookmark text:name="Bookmark"/></text:p>
      <text:p text:style-name="P6"><text:span text:style-name="T1">Tools and s/w<text:tab/> - <text:s/>Eclipse, Git [bash ,extension] ,MQ Explorer, SQL Developer,</text:span></text:p>
      <text:p text:style-name="P6"><text:span text:style-name="T1"><text:s text:c="64"/>Putty, WinSCP</text:span></text:p>
      <text:p text:style-name="P4"><text:span text:style-name="T1">Methodologies<text:tab/><text:tab/> <text:s text:c="9"/>-<text:tab/> Waterfall Model, Agile</text:span></text:p>
      <text:p text:style-name="P4"><text:soft-page-break/><text:span text:style-name="T1">Scripting Languages <text:s text:c="26"/>- <text:tab/> JavaScript, Shell scripting</text:span></text:p>
      <text:p text:style-name="P4"><text:span text:style-name="T1">Markup Language <text:s text:c="30"/>- <text:s text:c="2"/>HTML5.0, CSS</text:span></text:p>
      <text:p text:style-name="P4"><text:span text:style-name="T1">Database <text:s text:c="45"/>- <text:s/>Oracle DB</text:span></text:p>
      <text:p text:style-name="P4"><text:span text:style-name="T1">Dependency Management <text:s/>and <text:s text:c="5"/>- <text:s text:c="2"/>Apache Maven, Gradle</text:span></text:p>
      <text:p text:style-name="P4"><text:span text:style-name="T1">Build Tool <text:s text:c="13"/></text:span></text:p>
      <text:p text:style-name="P4"><text:span text:style-name="T1">Web / Application Servers <text:s text:c="16"/>-<text:tab/> <text:s/>Web Sphere Application Server, Apache Tomcat,</text:span></text:p>
      <text:p text:style-name="P4"><text:span text:style-name="T1"><text:s text:c="67"/>Embedded Jetty Server</text:span></text:p>
      <text:p text:style-name="P4"><text:span text:style-name="T1">Testing <text:s text:c="49"/>- <text:s text:c="2"/>JUnit, Mockito</text:span></text:p>
      <text:p text:style-name="P4"><text:span text:style-name="T1">Messaging <text:s text:c="42"/>- <text:s text:c="2"/>IBM MQ Explorer</text:span></text:p>
      <text:p text:style-name="P4"><text:span text:style-name="T1">Containerization <text:s text:c="32"/>- <text:s text:c="2"/>Docker</text:span></text:p>
      <text:p text:style-name="P4"><text:span text:style-name="T1">Version Control <text:s text:c="34"/>- <text:s text:c="2"/>Git with BitBucket as Remote Repository</text:span></text:p>
      <text:p text:style-name="P4"><text:span text:style-name="T1">Continuous Integration <text:s text:c="20"/>- <text:s text:c="3"/>Team City</text:span></text:p>
      <text:p text:style-name="P4"><text:span text:style-name="T1">Continuous Delivery <text:s text:c="26"/>- <text:s text:c="2"/>IBM UrbanCode Deploy (aka UCD) </text:span></text:p>
      <text:p text:style-name="P4"><text:span text:style-name="T1">Cluster Management <text:s text:c="24"/>- <text:s text:c="2"/>Mesos, DC/OS</text:span></text:p>
      <text:p text:style-name="P4"><text:span text:style-name="T1">Issue Tracking <text:s text:c="36"/>- <text:s text:c="3"/>Jira</text:span></text:p>
      <text:p text:style-name="P4"><text:span text:style-name="T1">IDEs <text:s text:c="53"/>- <text:s text:c="2"/>Eclipse, Net Beans, Spring Tool Suite</text:span></text:p>
      <text:p text:style-name="P7"/>
      <text:p text:style-name="P7"/>
      <text:p text:style-name="P7"/>
      <text:p text:style-name="P4"><text:span text:style-name="T4">PROJECTS</text:span></text:p>
      <text:p text:style-name="P4"/>
      <text:p text:style-name="P4"><text:span text:style-name="T2">PROJECT #1: <text:s/></text:span></text:p>
      <text:p text:style-name="P4"><text:span text:style-name="T2">VSL Calendar API:</text:span></text:p>
      <text:p text:style-name="P8"/>
      <text:p text:style-name="P4"><text:span text:style-name="T1">This project consisted of developing 2 Api.</text:span></text:p>
      <text:p text:style-name="P4"><text:span text:style-name="T1">The first Api updates the CalendarTable.It would be triggered by a metronome job having a curl command to unzip the GRD file , endpoint <text:s/>and the arrival time as input. A PUT command from the metronome job triggers the api which in turn will read the GRD file data, delete the existing data of calendar table and update it with latest data from the file. In case of any exception, Splunk Logging would be done.</text:span></text:p>
      <text:p text:style-name="P4"><text:span text:style-name="T1">The second api checks whether a given date is a business day or not. It retrieves the Business Calendar details based on the calendar Id in the endpoint url. On success, the same calendar Id with few additional attributes is returned back as a Json response. Any exception is handled through Splunk Logging. </text:span></text:p>
      <text:p text:style-name="P7"/>
      <text:p text:style-name="P4"><text:span text:style-name="T1">Technologies:</text:span></text:p>
      <text:p text:style-name="P4"><text:span text:style-name="T1">Microservices , Java , Spring, Rest Web Services , IBM MQ <text:s/>websphere , DC/OS, UCD, Team City, JUnit , XCOM,Marathon</text:span></text:p>
      <text:p text:style-name="P7"><text:soft-page-break/></text:p>
      <text:p text:style-name="P4"><text:span text:style-name="T2">PROJECT #2: <text:s/></text:span></text:p>
      <text:p text:style-name="P4"><text:span text:style-name="T2">Inbound Microservice:</text:span></text:p>
      <text:p text:style-name="P4"><text:span text:style-name="T1">This microservice consists of a listener to listen ,validate and store the incoming messages and an Api to generate Business Events based on the business logic for different transaction status codes(ISO 20022) . It listens to queue for Pacs.008 messages , does the authentication , XSD validation , Business validations, generates the corresponding Pacs.002 messages and inserts the generated business events <text:s/>in the DB. The decision to whether rollback the transactions or to put it back in the queue for retries depends on the status code of the Group level transactions. All exceptions are handled through Splunk Logging.</text:span></text:p>
      <text:p text:style-name="P4"/>
      <text:p text:style-name="P4"><text:span text:style-name="T1">Technologies</text:span>:</text:p>
      <text:p text:style-name="P4"><text:span text:style-name="T1">Microservices , Java , Spring, Rest Web Services , IBM MQ <text:s/>websphere , DC/OS, <text:s/>UCD, Team City, JUnit, Spring Data Jpa , XCOM, Autosys</text:span></text:p>
      <text:p text:style-name="P7"/>
      <text:p text:style-name="P4"><text:span text:style-name="T2">PROJECT #3: <text:s/></text:span></text:p>
      <text:p text:style-name="P4"><text:span text:style-name="T2">Status Syncing</text:span><text:span text:style-name="T1">:</text:span></text:p>
      <text:p text:style-name="P7"/>
      <text:p text:style-name="P4"><text:span text:style-name="T1">The project uses latest features of Spring Batch to run a job at the EOD to check if the transaction status is consistent across different applications. Based on the status of each step, various web services need to be called to update the statuses incase of mismatch. It’s a recurring batch job and the status of each batch execution needs to be maintained.</text:span></text:p>
      <text:p text:style-name="P7"/>
      <text:p text:style-name="P4"><text:span text:style-name="T1">Technologies:</text:span></text:p>
      <text:p text:style-name="P4"><text:span text:style-name="T1">Spring Batch, Spring Integration, Gradle, MyBatis</text:span></text:p>
      <text:p text:style-name="P7"/>
      <text:p text:style-name="P4"><text:span text:style-name="T1">Roles and responsibility:</text:span></text:p>
      <text:p text:style-name="P4"><text:span text:style-name="T1">I am developing a batch application which will runs at the end of the day to sync the status of those transactions which are not in sync across various Databases. The Item processor has business logic which determines whether the status needs to be synced or deleted. To implement this logic, existing web services are called. The objective is to eliminate the need to detect and update the status manually everyday. </text:span></text:p>
      <text:p text:style-name="P7"/>
      <text:p text:style-name="P4"/>
      <text:p text:style-name="P4"><text:span text:style-name="T2">PROJECT #4: <text:s/></text:span></text:p>
      <text:p text:style-name="P4"><text:span text:style-name="T2">Application Migration</text:span><text:span text:style-name="T1">:</text:span></text:p>
      <text:p text:style-name="P7"/>
      <text:p text:style-name="P4"><text:soft-page-break/><text:span text:style-name="T1">The project deals with migrating existing Business governing applications to a new platform and incorporating latest technologies down the migration activities. Responsibilities included developing the components, testing them and assuring the smooth deployment. JMS sits as the base of communication with Spring core and Spring Integration providing wide range of options for developing this project as per latest J2EE standards. Ant and Ivy used for dependency management and resolution, Hibernate as the ORM tool and WAS as the Application Server. </text:span></text:p>
      <text:p text:style-name="P7"/>
      <text:p text:style-name="P4"><text:span text:style-name="T1">Technologies: </text:span></text:p>
      <text:p text:style-name="P4"><text:span text:style-name="T1">Spring core, Spring Integration, Hibernate, Maven, Ant, Ivy, WAS</text:span></text:p>
      <text:p text:style-name="P7"/>
      <text:p text:style-name="P4"><text:span text:style-name="T1">Roles and responsibility:</text:span></text:p>
      <text:p text:style-name="P4"><text:span text:style-name="T1">Assigned with developing Endpoint, Filters, Service Activators, Transformers, Web Services, Facade and Service classes for different business modules.</text:span></text:p>
      <text:p text:style-name="P7"/>
      <text:p text:style-name="P4"><text:span text:style-name="T2">PROJECT #5: <text:s/></text:span></text:p>
      <text:p text:style-name="P7"/>
      <text:p text:style-name="P4"><text:span text:style-name="T2">Transaction Monitoring:</text:span></text:p>
      <text:p text:style-name="P7"/>
      <text:p text:style-name="P4"><text:span text:style-name="T1">The project deals with building Agents for generating end to end flow of the transactions most frequent and critical used Business Transactions. The Agents generate logs comprising availability and response time which are fed as input to Splunk for searching, monitoring, and analyzing machine generated big data.</text:span></text:p>
      <text:p text:style-name="P4"><text:span text:style-name="T1">I developed JMX Plugins for monitoring health of applications (MBeans). The project followed agile framework, continuous testing was followed as a mandatory step. Developed web-services for specific component as per client requirement.</text:span></text:p>
      <text:p text:style-name="P7"/>
      <text:p text:style-name="P4"><text:span text:style-name="T2">Roles and Responsibilities:</text:span></text:p>
      <text:p text:style-name="P4"><text:span text:style-name="T1">Involved in developing agents to test the end – to – end flow of each transaction</text:span></text:p>
      <text:p text:style-name="P4"><text:span text:style-name="T1">Involved in deploying the agents and pushing them through testing and production environment. The output is finally pushed to Splunk in the form of log files to be displayed in user – understandable format I.e. graphs, pie-charts etc.</text:span></text:p>
      <text:p text:style-name="P4"><text:span text:style-name="T1">Developed JMX plugins for collecting data from multiple applications</text:span></text:p>
      <text:p text:style-name="P4"><text:span text:style-name="T1">Built Web Services for client specific functionalities</text:span></text:p>
      <text:p text:style-name="P7"/>
      <text:p text:style-name="P4"><text:span text:style-name="T3">Technologies</text:span><text:span text:style-name="T1">: core java, Shell Scripting, BA Technologies (Model Builder, Overlay Builder, WorkFlow Builder)</text:span></text:p>
      <text:p text:style-name="P7"/>
      <text:p text:style-name="P4"><text:span text:style-name="T2">PROJECT #6: <text:s/></text:span></text:p>
      <text:p text:style-name="P7"><text:soft-page-break/></text:p>
      <text:p text:style-name="P4"><text:span text:style-name="T2">E - Commerce</text:span></text:p>
      <text:p text:style-name="P4"><text:span text:style-name="T1">The project primarily dealt with providing a complete set of E-Commerce solution to the users ranging from representatives to zonal, divisional and regional managers. This includes revamping the existing order capturing system to create an integrated suite to support over 1.8 million representatives. This application is developed in such a way that it can be configurable across markets.</text:span></text:p>
      <text:p text:style-name="P7"/>
      <text:p text:style-name="P4"><text:span text:style-name="T2">ROLES AND REPONSIBILITIES</text:span></text:p>
      <text:p text:style-name="P4"><text:span text:style-name="T1">Involved in coding and testing.</text:span></text:p>
      <text:p text:style-name="P4"><text:span text:style-name="T1">Involved in performance, improvement and optimization of the application</text:span></text:p>
      <text:p text:style-name="P4"/>
      <text:p text:style-name="P4"><text:span text:style-name="T1">Technologies: Spring, Hibernate, Core Java, J2EE</text:span></text:p>
      <text:p text:style-name="P7"/>
      <text:p text:style-name="P7"/>
      <text:p text:style-name="P7"/>
      <text:p text:style-name="P4"><text:span text:style-name="T1"><text:s/></text:span></text:p>
      <text:p text:style-name="P4"><text:span text:style-name="T1">I, hereby declare that the above mentioned particulars are true and correct to the best of my knowledge and belief.</text:span></text:p>
      <text:p text:style-name="P7"/>
      <text:p text:style-name="P4"><text:span text:style-name="T1">Place: Bangalore<text:tab/><text:tab/><text:tab/><text:tab/><text:tab/><text:tab/><text:tab/>Regards</text:span></text:p>
      <text:p text:style-name="P4"><text:span text:style-name="T1"><text:s text:c="31"/></text:span></text:p>
      <text:p text:style-name="P4"><text:span text:style-name="T1">Date: <text:tab/><text:tab/><text:tab/><text:tab/><text:tab/><text:tab/><text:tab/><text:tab/><text:tab/>Kishore Kunal <text:s text:c="122"/></text:span></text:p>
      <text:p text:style-name="P7"/>
      <text:p text:style-name="P7"/>
      <text:p text:style-name="P7"/>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1"/>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text-properties style:font-size-complex="10.5pt"/>
    </style:style>
    <style:style style:name="Footer" style:family="paragraph" style:parent-style-name="Standard" style:default-outline-level="" style:list-style-name="" style:class="extra">
      <style:paragraph-properties text:number-lines="false" text:line-number="0">
        <style:tab-stops>
          <style:tab-stop style:position="8.255cm" style:type="center"/>
          <style:tab-stop style:position="16.51cm" style:type="right"/>
        </style:tab-stops>
      </style:paragraph-properties>
      <style:text-properties style:font-size-complex="10.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Courier New"/>
    </style:style>
    <style:style style:name="ListLabel_20_3" style:display-name="ListLabel 3" style:family="text">
      <style:text-properties style:font-name-asian="OpenSymbol1" style:font-name-complex="OpenSymbol1"/>
    </style:style>
    <style:style style:name="Header_20_Char" style:display-name="Header Char" style:family="text" style:parent-style-name="Default_20_Paragraph_20_Font">
      <style:text-properties style:font-size-complex="10.5pt"/>
    </style:style>
    <style:style style:name="Footer_20_Char" style:display-name="Footer Char" style:family="text" style:parent-style-name="Default_20_Paragraph_20_Font">
      <style:text-properties style:font-size-complex="10.5pt"/>
    </style:style>
    <style:style style:name="Unresolved_20_Mention" style:display-name="Unresolved Mention" style:family="text" style:parent-style-name="Default_20_Paragraph_20_Font">
      <style:text-properties fo:color="#605e5c"/>
    </style:style>
    <style:style style:name="ListLabel_20_4" style:display-name="ListLabel 4" style:family="text">
      <style:text-properties style:font-name-complex="Courier New"/>
    </style:style>
    <style:style style:name="ListLabel_20_5" style:display-name="ListLabel 5" style:family="text">
      <style:text-properties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family-generic="roman" style:font-pitch="variable"/>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style-name="Regular" style:font-family-generic="roman"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style-name="Regular" style:font-family-generic="roman" style:font-pitch="variable"/>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style-name="Regular" style:font-family-generic="roman" style:font-pitch="variable"/>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Times New Roman'" style:font-style-name="Regular" style:font-family-generic="roman" style:font-pitch="variable"/>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style-name="Regular" style:font-family-generic="roman" style:font-pitch="variable"/>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family-generic="roman" style:font-pitch="variable"/>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family-generic="roman" style:font-pitch="variable"/>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3.175cm"/>
        </style:list-level-properties>
        <style:text-properties fo:font-family="'Times New Roman'" style:font-style-name="Regular" style:font-family-generic="roman"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fo:font-family="'Times New Roman'" style:font-style-name="Regular" style:font-family-generic="roman" style:font-pitch="variable"/>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4.445cm"/>
        </style:list-level-properties>
        <style:text-properties fo:font-family="'Times New Roman'" style:font-style-name="Regular" style:font-family-generic="roman" style:font-pitch="variable"/>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Times New Roman'" style:font-style-name="Regular" style:font-family-generic="roman" style:font-pitch="variable"/>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715cm"/>
        </style:list-level-properties>
        <style:text-properties fo:font-family="'Times New Roman'" style:font-style-name="Regular" style:font-family-generic="roman" style:font-pitch="variable"/>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6.35cm"/>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31cm" fo:margin-right="2.2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shore Kunal</meta:initial-creator>
    <dc:creator>kishore kunal</dc:creator>
    <meta:editing-cycles>5</meta:editing-cycles>
    <meta:creation-date>2019-01-29T17:13:00</meta:creation-date>
    <dc:date>2021-06-04T23:33:45.80</dc:date>
    <meta:editing-duration>PT11S</meta:editing-duration>
    <meta:generator>OpenOffice/4.1.9$Win32 OpenOffice.org_project/419m1$Build-9805</meta:generator>
    <meta:document-statistic meta:table-count="1" meta:image-count="0" meta:object-count="0" meta:page-count="5" meta:paragraph-count="103" meta:word-count="1105" meta:character-count="8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